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27a8" officeooo:paragraph-rsid="001b27a8"/>
    </style:style>
    <style:style style:name="P2" style:family="paragraph" style:parent-style-name="Standard">
      <style:paragraph-properties fo:text-align="start" style:justify-single-word="false"/>
      <style:text-properties officeooo:rsid="001b27a8" officeooo:paragraph-rsid="001b27a8"/>
    </style:style>
    <style:style style:name="P3" style:family="paragraph" style:parent-style-name="Standard">
      <style:paragraph-properties fo:text-align="start" style:justify-single-word="false"/>
      <style:text-properties officeooo:rsid="001b27a8" officeooo:paragraph-rsid="001cb3de"/>
    </style:style>
    <style:style style:name="P4" style:family="paragraph" style:parent-style-name="Standard">
      <style:paragraph-properties fo:text-align="start" style:justify-single-word="false"/>
      <style:text-properties officeooo:rsid="001b27a8" officeooo:paragraph-rsid="001d8062"/>
    </style:style>
    <style:style style:name="P5" style:family="paragraph" style:parent-style-name="Standard">
      <style:paragraph-properties fo:text-align="start" style:justify-single-word="false"/>
      <style:text-properties officeooo:rsid="001cb3de" officeooo:paragraph-rsid="001b27a8"/>
    </style:style>
    <style:style style:name="P6" style:family="paragraph" style:parent-style-name="Standard">
      <style:paragraph-properties fo:text-align="start" style:justify-single-word="false"/>
      <style:text-properties officeooo:rsid="001cb3de" officeooo:paragraph-rsid="001cb3de"/>
    </style:style>
    <style:style style:name="P7" style:family="paragraph" style:parent-style-name="Standard">
      <style:paragraph-properties fo:text-align="start" style:justify-single-word="false"/>
      <style:text-properties officeooo:rsid="001d8062" officeooo:paragraph-rsid="001d8062"/>
    </style:style>
    <style:style style:name="P8" style:family="paragraph" style:parent-style-name="Standard">
      <style:text-properties officeooo:paragraph-rsid="001f040b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040b" officeooo:paragraph-rsid="001f040b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24f1a9"/>
    </style:style>
    <style:style style:name="T1" style:family="text">
      <style:text-properties officeooo:rsid="001b27a8"/>
    </style:style>
    <style:style style:name="T2" style:family="text">
      <style:text-properties officeooo:rsid="001cb3de"/>
    </style:style>
    <style:style style:name="T3" style:family="text">
      <style:text-properties officeooo:rsid="001d8062"/>
    </style:style>
    <style:style style:name="T4" style:family="text">
      <style:text-properties officeooo:rsid="001f040b"/>
    </style:style>
    <style:style style:name="T5" style:family="text">
      <style:text-properties officeooo:rsid="00210921"/>
    </style:style>
    <style:style style:name="T6" style:family="text">
      <style:text-properties officeooo:rsid="0022d9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dA_m CM1</text:p>
      <text:p text:style-name="P2">Panorama/chrono rapide</text:p>
      <text:p text:style-name="P2"/>
      <text:p text:style-name="P2">Moyen-Âge,</text:p>
      <text:p text:style-name="P2"/>
      <text:p text:style-name="P2">« âge moyen », pour les artistes de la Renaissance : </text:p>
      <text:p text:style-name="P2">longue période intermédiaire qui les séparait de la civilisation romaine.</text:p>
      <text:p text:style-name="P2">Considéré longtemps comme un âge sombre et barbare faisant suite à la </text:p>
      <text:p text:style-name="P2">chute de l’empire romain et présenté souvent comme une longue suite </text:p>
      <text:p text:style-name="P2">de violences et d’obscurantisme.</text:p>
      <text:p text:style-name="P2"/>
      <text:p text:style-name="P2">Période très longue,</text:p>
      <text:p text:style-name="P2">Dix siècles délimités arbitrairement entre 476 (déposition du dernier </text:p>
      <text:p text:style-name="P2">prétendant légitime romain au titre d’empereur d’Occident) et 1492</text:p>
      <text:p text:style-name="P2">(découverte de l’Amérique, imprimerie, disparition de l’Empire </text:p>
      <text:p text:style-name="P2">byzantin).</text:p>
      <text:p text:style-name="P2">Le Moyen Âge est une période très longue et complexe, dont les </text:p>
      <text:p text:style-name="P2">grandes phases chronologiques varient selon les pays et le point de vue </text:p>
      <text:p text:style-name="P2">des historiens.</text:p>
      <text:p text:style-name="P2"/>
      <text:p text:style-name="P2">Un point commun unit les sociétés de l’Europe occidentale et une partie </text:p>
      <text:p text:style-name="P2">de l’Orient durant toute cette longue période : </text:p>
      <text:p text:style-name="P2">l’ÉGLISE, la CULTURE CHRÉTIENNE et la place primordiale du religieux</text:p>
      <text:p text:style-name="P2"/>
      <text:p text:style-name="P2"/>
      <text:p text:style-name="P2"/>
      <text:p text:style-name="P2">Grandes phases chronologiques en Europe occidentale :</text:p>
      <text:p text:style-name="P2"/>
      <text:p text:style-name="Standard">Avant le Moyen Âge (IVe – Ve siècle)</text:p>
      <text:p text:style-name="Standard"><text:tab/>– Période de l’Antiquité tardive (paléochrétienne). Christianisation.</text:p>
      <text:p text:style-name="Standard"/>
      <text:p text:style-name="Standard">Le haut Moyen Âge (Ve-Xe siècle)</text:p>
      <text:p text:style-name="Standard"><text:tab/>– Invasions et constitution des « royaumes barbares » en Europe du Veau VIII<text:span text:style-name="T1">esiècle <text:tab/>(Francs, Wisigoths, Lombards…) et invasion musulmane en Espagne en 711.</text:span></text:p>
      <text:p text:style-name="P2"><text:tab/>– Empire carolingien (Ixe-Xe siècle), se terminant par une longue période de crise (vikings, <text:tab/>Magyars, musulmans en Méditerranée…).</text:p>
      <text:p text:style-name="P2"/>
      <text:p text:style-name="P2">Le Moyen Âge central (Xe-XIIesiècle)</text:p>
      <text:p text:style-name="P2"><text:tab/>– Retour de la croissance, essor de la civilisation féodale et de l’Église ; émergence des états <text:tab/>Monarchiques ; pèlerinages, croisades.</text:p>
      <text:p text:style-name="P2"/>
      <text:p text:style-name="P2">Le bas Moyen Âge (XIIe-Xve siècle)</text:p>
      <text:p text:style-name="P2"><text:tab/>– Essor des villes et d’une civilisation marchande, conflits entre les états (Guerre de Cent <text:tab/>Ans), alternance de crises (guerres, peste, famines) et de phases très brillantes (débuts de la <text:tab/>Renaissance italienne, industrie drapière dans les Flandres, commerce et banque).</text:p>
      <text:p text:style-name="P2"><text:tab/>– Début de la remise en cause de l’Église et de ses principes </text:p>
      <text:p text:style-name="P2"><text:tab/>dogmatiques (Humanisme, Réforme protestante). </text:p>
      <text:p text:style-name="P2"><text:tab/>– Grandes découvertes (renaissance italienne)</text:p>
      <text:p text:style-name="P2"/>
      <text:p text:style-name="P2"/>
      <text:p text:style-name="P2"/>
      <text:p text:style-name="P2"/>
      <text:p text:style-name="P2"><text:soft-page-break/></text:p>
      <text:p text:style-name="P2">De l’autre côté de la Méditerranée :</text:p>
      <text:p text:style-name="P2"/>
      <text:p text:style-name="P2">Avant le Moyen Âge (IVe – Ve siècle)</text:p>
      <text:p text:style-name="P2"><text:tab/>– L’Empire romain d’Orient se maintient au moment où l’empire </text:p>
      <text:p text:style-name="P2"><text:tab/>d’Occident se disloque. Une brillante civilisation gréco-romaine se </text:p>
      <text:p text:style-name="P2"><text:tab/>développe à Constantinople (Byzance), et autour de la Méditerranée. </text:p>
      <text:p text:style-name="P2"/>
      <text:p text:style-name="P2">Le haut Moyen Âge (VIe – VIIe<text:span text:style-name="T2">c</text:span>siècle)</text:p>
      <text:p text:style-name="P2"><text:tab/>– Au milieu du Vie siècle, l’empereur byzantin Justinien tente de reconquérir l’Europe (Italie, <text:tab/>sud de l’Espagne, Balkans)</text:p>
      <text:p text:style-name="P2"><text:tab/>– Naissance et développement de l’Islam (Proche-Orient, puis Afrique du Nord ; Espagne <text:tab/>après 711)</text:p>
      <text:p text:style-name="P2"/>
      <text:p text:style-name="P2">Le Moyen Âge central et le bas Moyen Âge (VIIIe-Xve siècle)</text:p>
      <text:p text:style-name="P2"><text:tab/>– Crise iconoclaste à Byzance, et éloignement progressif des chrétiens d’Orient de l’Église <text:tab/>Romaine. Schisme définitif au Xie siècle entre chrétientés d’Orient (Orthodoxes) et <text:tab/>D’Occident (catholiques). </text:p>
      <text:p text:style-name="P3"><text:tab/>– Conflit avec l’Occident (prise de Constantinople par les Croisés en 1204) et lent déclin de <text:tab/>Byzance, réduit à un territoire de plus en plus modeste. Chute de l’Empire byzantin en 1453 <text:tab/>Et prise de Constantinople par les Ottomans. </text:p>
      <text:p text:style-name="P3"/>
      <text:p text:style-name="P3">L’Empire chrétien (313-476)</text:p>
      <text:p text:style-name="P2"/>
      <text:p text:style-name="P2">Constantin Ier (272-337)</text:p>
      <text:p text:style-name="P2"/>
      <text:p text:style-name="P2">313 : Édit de tolérance ou « Édit de Milan »</text:p>
      <text:p text:style-name="P2">Le christianisme, jusque-là persécuté, est désormais protégé, contrôlé et soutenu par le pouvoir.</text:p>
      <text:p text:style-name="P2"/>
      <text:p text:style-name="P2">Arc de Constantin à Rome (315) </text:p>
      <text:p text:style-name="P2">L’empereur Théodose (347-395) l’Empire romain divisé</text:p>
      <text:p text:style-name="P2">380 : Le christianisme devient religion d’État ; les cultes païens sont interdits.</text:p>
      <text:p text:style-name="P2"><text:tab/>Une grande hérésie : l’Arianisme (disciples d’Arius), qui ne croit pas en la nature divine du Christ. Version du christianisme adoptée par les peuples « barbares » jusqu’au VIesiècle. </text:p>
      <text:p text:style-name="P2"/>
      <text:p text:style-name="P3">Les Pères de l’Église d’Occident,</text:p>
      <text:p text:style-name="P3"><text:tab/>Saint Ambroise de Milan (340-397)</text:p>
      <text:p text:style-name="P2"><text:tab/>Saint Augustin d’Hippone (354-430)</text:p>
      <text:p text:style-name="P2"><text:tab/>Saint Grégoire le Grand (540-606)</text:p>
      <text:p text:style-name="P2"><text:tab/>Saint Jérôme de Stridon (340-420) </text:p>
      <text:p text:style-name="P5"/>
      <text:p text:style-name="P2">Les invasions et le déclin de l’Empire romain (IVe — VIes.)</text:p>
      <text:p text:style-name="P6">Les peuples barbares romanisés se dispersent à la chute de l’Empire romain = pleins de royaumes qui revendiquent héritage romain</text:p>
      <text:p text:style-name="P2"/>
      <text:p text:style-name="P2">410 : Sac de Rome par les Goths d’Alaric </text:p>
      <text:p text:style-name="P2"/>
      <text:p text:style-name="P2">Ravenne, dernier grand foyer politique et artistique (Ve — Vies.)</text:p>
      <text:p text:style-name="P2"/>
      <text:p text:style-name="P2"/>
      <text:p text:style-name="P2"/>
      <text:p text:style-name="P2"/>
      <text:p text:style-name="P4"><text:soft-page-break/>Gala Placidia (390-450), </text:p>
      <text:p text:style-name="P4">fille de Théodose/<text:span text:style-name="T3">impératrice</text:span>, <text:span text:style-name="T3">déplace son pouvoir</text:span> à Ravenne de 425 à 450</text:p>
      <text:p text:style-name="P7">(Auj Ravenne est la ville qui à le + de bâtiments paléochrétiens.</text:p>
      <text:p text:style-name="P2"/>
      <text:p text:style-name="P2">Théodoric le Grand [454-526], roi des Ostrogoths, gouverne à Ravenne </text:p>
      <text:p text:style-name="P9"/>
      <text:p text:style-name="P9">L’épisode byzantin en Europe méridionale [VIe — VIIIe siècle]</text:p>
      <text:p text:style-name="P9">Justinien, empereur byzantin de 527 à 565</text:p>
      <text:p text:style-name="P9">Les conquêtes de Justinien en Méditerranée occidentale </text:p>
      <text:p text:style-name="P9"/>
      <text:p text:style-name="P10">Début Ve se Toulouse = capital Wisigoth, les Francs les repoussent en Espagne</text:p>
      <text:p text:style-name="P10"/>
      <text:p text:style-name="P9">La dynastie des Francs mérovingiens en Gaule [Ve — VIIIe siècle] </text:p>
      <text:p text:style-name="P9"/>
      <text:p text:style-name="Standard">Baptême de Clovis, roi des Francs, selon le rite orthodoxe [catholique] par Saint Remi, vers 500</text:p>
      <text:p text:style-name="Standard"/>
      <text:p text:style-name="Standard">Conversion à la foi catholique du roi Récarède Ier en 589</text:p>
      <text:p text:style-name="Standard"/>
      <text:p text:style-name="Standard">711 : les troupes musulmanes envahissent l’Espagne et mettent fin au royaume des Wisigoths. </text:p>
      <text:p text:style-name="Standard"/>
      <text:p text:style-name="Standard">Le royaume lombard en Italie <text:span text:style-name="T4">du Nord</text:span> [571-756]</text:p>
      <text:p text:style-name="Standard">671 : Le royaume lombard adopte la foi catholique.</text:p>
      <text:p text:style-name="Standard"/>
      <text:p text:style-name="Standard">756 : Pépin Ier, roi des Francs <text:span text:style-name="T5">+ roi d'Italie = Empereur</text:span>, annexe le royaume lombard <text:span text:style-name="T4">avec aide Pape (qui prend le titre « pontifes maximaux » [grand constructeur de pont])</text:span></text:p>
      <text:p text:style-name="Standard"/>
      <text:p text:style-name="Standard">La dynastie des Carolingiens et la rénovation </text:p>
      <text:p text:style-name="Standard">de l’Imperium [VIIIe — Xes.]</text:p>
      <text:p text:style-name="Standard"/>
      <text:p text:style-name="Standard">Charles Martel, duc d’Austrasie et Maire du Palais arrêtent une razzia musulmane à Poitiers en 732.</text:p>
      <text:p text:style-name="Standard"/>
      <text:p text:style-name="Standard">En 751, Pépin le bref [715-768], fils de Charles Martel, fait déposer le dernier roi mérovingien, Childéric III, et est couronné roi des Francs avec l’appui de l’Egliseen 752.</text:p>
      <text:p text:style-name="Standard"/>
      <text:p text:style-name="Standard">Partage du royaume entre Carloman et Charles à la mort de Pépin en 768. </text:p>
      <text:p text:style-name="Standard">Charles [v. 745-814], seul roi des Francs en 771, se fait couronner empereur en 800 par le pape et devient Charlemagne</text:p>
      <text:p text:style-name="Standard"/>
      <text:p text:style-name="Standard">Charlemagne favorise l’organisation de l’unité de l’empire et entretient une relation privilégiée avec la papauté et l’Église.</text:p>
      <text:p text:style-name="Standard">Volonté de renouer avec la grandeur de l’Empire romain.</text:p>
      <text:p text:style-name="Standard">Réformes liturgiques et monastiques.</text:p>
      <text:p text:style-name="Standard">Essor de la culture latine, des arts et des lettres : « Renaissance carolingienne ».</text:p>
      <text:p text:style-name="Standard"/>
      <text:p text:style-name="P8">Rabane Maur, Alcuin et Otgar de Mayence, trois grands prélats et intellectuels liés à l’Académie Palatine, soutiens du pouvoir carolingien sous Charlemagne et son fils </text:p>
      <text:p text:style-name="P8"/>
      <text:p text:style-name="Standard">Louis le pieux [778-840], successeur de son père</text:p>
      <text:p text:style-name="Standard">843 : Partage de l’empire entre les trois fils de Louis le Pieu et affaiblissement de la cohérence impériale</text:p>
      <text:p text:style-name="Standard"/>
      <text:p text:style-name="Standard"/>
      <text:p text:style-name="Standard"><text:soft-page-break/></text:p>
      <text:p text:style-name="Standard"/>
      <text:p text:style-name="Standard">Francie occidentale, Lotharingie et Germanie en 843 </text:p>
      <text:p text:style-name="Standard"><text:tab/>Charles le chauve [823-877], d’abord roi de Francie occidentale, puis empereur de 875 à <text:tab/>877</text:p>
      <text:p text:style-name="Standard"><text:tab/>Charles II le Gros [839-888], d’abord roi de Francie orientale, puis empereur de 881 à 888 <text:tab/>discrédite la dynastie en composant avec les Vikings lors du siège de Paris [885-87] </text:p>
      <text:p text:style-name="Standard"/>
      <text:p text:style-name="Standard">Le royaume des Asturies, replis chrétiens en Espagne [VIIIe-Ixes.]</text:p>
      <text:p text:style-name="Standard"/>
      <text:p text:style-name="Standard">Le chef wisigoth Pelage, fondateur du royaume des Asturies, vainqueur des musulmans à Covagonda en 722 <text:span text:style-name="T6">d</text:span>u royaume asturien aux royaumes chrétiens du nord de l’Espagne Crises et déclin de l’empire carolingien [IXe — Xes.]</text:p>
      <text:p text:style-name="Standard"/>
      <text:p text:style-name="P8">Ixe et Xe siècles : Partage de l’empire, crises dynastiques, émiettement et affaiblissement du pouvoir central au profit des pouvoirs locaux [comtes et ducs].</text:p>
      <text:p text:style-name="P8"/>
      <text:p text:style-name="Standard">Dès les années 810 : raids fréquents des Vikings sur les côtes occidentales, des Sarrasins en Méditerranée, puis, à partir de la fin du siècle, des Magyars [Hongrois] dans les régions de l’est.</text:p>
      <text:p text:style-name="Standard"/>
      <text:p text:style-name="Standard">L’empire ottonien [Saint-Empire Romain-Germanique], </text:p>
      <text:p text:style-name="Standard">héritier de l’empire carolingien [Xe — XII]</text:p>
      <text:p text:style-name="Standard"/>
      <text:p text:style-name="P11">En 955, la victoire de Lechfeld contre les Hongrois assure au roi de Germanie Otton Ier le Grand le titre impérial </text:p>
      <text:p text:style-name="P11"/>
      <text:p text:style-name="P11">Les ottoniens, une nouvelle dynastie, qui s’inscrit dans l’héritage des Carolingiens</text:p>
      <text:p text:style-name="P11"/>
      <text:p text:style-name="P11">L’Empire en l’an mil </text:p>
      <text:p text:style-name="P11"/>
      <text:p text:style-name="P11">Otton II [955-983]</text:p>
      <text:p text:style-name="P11"/>
      <text:p text:style-name="P11">Otton III [980-1002]</text:p>
      <text:p text:style-name="P11"/>
      <text:p text:style-name="P11">Henri IV [1050-1106] s’oppose au pape Grégoire VII lors de la Querelle des Investitures</text:p>
      <text:p text:style-name="P11">Suivis de :</text:p>
      <text:p text:style-name="P11">Henri II [en 1002]</text:p>
      <text:p text:style-name="P11">Conrad II [en 1024]</text:p>
      <text:p text:style-name="P11">Henri III [en 1039] </text:p>
      <text:p text:style-name="P11"/>
      <text:p text:style-name="P11">Émergence et développement de la dynastie des Capétiens en Gaule [fin du XE.– XII E. S.]</text:p>
      <text:p text:style-name="P11"/>
      <text:p text:style-name="P11">911 : traité de Saint-Clair-sur-Epte entre le roi carolingien Charles III le Simple et Rollon, qui reçoit le comté de Rouen et se fait baptiser.</text:p>
      <text:p text:style-name="P11"/>
      <text:p text:style-name="P11">Retour progressif de la paix.</text:p>
      <text:p text:style-name="P11"/>
      <text:p text:style-name="P11">En 987, Hugues Capet [940-996], descendant du comte de Paris Eudes, devient roi de France au détriment des Carolingiens</text:p>
      <text:p text:style-name="P11"/>
      <text:p text:style-name="P12">La Gaule [ou Francie occidentale] en 987 </text:p>
      <text:p text:style-name="P12"/>
      <text:p text:style-name="P12"><text:soft-page-break/>Sceau de Robert II le pieux [972-1031], deuxième roi capétien</text:p>
      <text:p text:style-name="P12"/>
      <text:p text:style-name="P12">Henri I</text:p>
      <text:p text:style-name="P12"/>
      <text:p text:style-name="P11">Er [roi de 1030 à 1060]</text:p>
      <text:p text:style-name="P11"/>
      <text:p text:style-name="P11">Philippe I</text:p>
      <text:p text:style-name="P11"/>
      <text:p text:style-name="P11">Er [roi de 1060 à 1108]</text:p>
      <text:p text:style-name="P11"/>
      <text:p text:style-name="P11">Louis IV le Gros [roi de 1108 à 1137]</text:p>
      <text:p text:style-name="P11"/>
      <text:p text:style-name="P11">Louis VII le Jeune [roi de 1137 à 1180]</text:p>
      <text:p text:style-name="P11"/>
      <text:p text:style-name="P11">Philippe II Auguste [roi de 1180 à 1223]</text:p>
      <text:p text:style-name="P11"/>
      <text:p text:style-name="P11">Les rois de France des XIe et XIIe s.</text:p>
      <text:p text:style-name="P11"/>
      <text:p text:style-name="P11">Fluctuations des territoires contrôlés par le roi de France entre l’an mil et 1223 </text:p>
      <text:p text:style-name="P11"/>
      <text:p text:style-name="P11">Une nouvelle puissance politique : les Plantagenêt et le royaume anglo-normand [XI e– XII E. S.]</text:p>
      <text:p text:style-name="P11"/>
      <text:p text:style-name="P11">Guillaume le Conquérant [1027-1087], duc de Normandie et descendant du Viking Rollon, devient roi d’Angleterre en 1066 en mettant fin à la dynastie anglo-saxonne du roi Harold</text:p>
      <text:p text:style-name="P11"/>
      <text:p text:style-name="P11">Un siècle plus tard, Henri II Plantagenêt [1133-1189], comte d’Anjou et duc de Normandie, devient roi d’Angleterre après avoir épousé en 1152 Aliénor d’Aquitaine </text:p>
      <text:p text:style-name="P11"/>
      <text:p text:style-name="P11">Le système féodal [XE.– XIII E. S.]</text:p>
      <text:p text:style-name="P11"/>
      <text:p text:style-name="P11">Liens d’homme à homme [hommage de vassalité].</text:p>
      <text:p text:style-name="P11"/>
      <text:p text:style-name="P11">Dispersion du pouvoir et des droits régaliens entre les mains d’une multitude de princes. </text:p>
      <text:p text:style-name="P11">Territoriaux [ducs, comtes] et de petits seigneurs.</text:p>
      <text:p text:style-name="P11"/>
      <text:p text:style-name="P12">Division de la société en trois « ordres » : </text:p>
      <text:p text:style-name="P12">« Oratores » [ceux qui prient]</text:p>
      <text:p text:style-name="P11">« Milite » [ceux qui combattent]</text:p>
      <text:p text:style-name="P11">« Laboratores » [ceux qui travaillent]</text:p>
      <text:p text:style-name="P11"/>
      <text:p text:style-name="P11">Affaiblissement du pouvoir royal : les monarchies européennes mettront plusieurs siècles à construire des états souverains dotés d’un pouvoir central fort</text:p>
      <text:p text:style-name="P11"/>
      <text:p text:style-name="P11">Représentation des trois ordres de la société féodale </text:p>
      <text:p text:style-name="P11"/>
      <text:p text:style-name="P11">Un territoire dominé par le château du seigneur et une vie encadrée par le clergé au sein de la paroisse et du diocèse </text:p>
      <text:p text:style-name="P11"/>
      <text:p text:style-name="P11">Un temps de croissance pour l’Europe occidentale</text:p>
      <text:p text:style-name="P11"/>
      <text:p text:style-name="P11">[X E.– XIIIe siècles]</text:p>
      <text:p text:style-name="P11"/>
      <text:p text:style-name="P11"><text:soft-page-break/>Période climatique favorable</text:p>
      <text:p text:style-name="P11">Améliorations techniques dans l’agriculture</text:p>
      <text:p text:style-name="P11">Recul des crises alimentaires et des épidémies</text:p>
      <text:p text:style-name="P11">Essor de l’économie et des échanges</text:p>
      <text:p text:style-name="P11">Croissance démographique</text:p>
      <text:p text:style-name="P11">Nouvel essor des villes</text:p>
      <text:p text:style-name="P11"/>
      <text:p text:style-name="P11">De la réforme monastique à la réforme grégorienne : l’émancipation du pouvoir religieux et l’élan théocratique [XE.– XIIe siècles]</text:p>
      <text:p text:style-name="P11"/>
      <text:p text:style-name="P11">Consécration de l’église abbatiale de Cluny III au XI e siècle </text:p>
      <text:p text:style-name="P11"/>
      <text:p text:style-name="P11">L’évêque Fulbert de Chartres sermonnant le peuple dans la cathédrale qu’il a fait édifier, vers 1030 </text:p>
      <text:p text:style-name="P11">D’après le moine chroniqueur Raoul le glabre [1033] « … le royaume se couvre d’un blanc manteau d’églises »</text:p>
      <text:p text:style-name="P11"/>
      <text:p text:style-name="P11">Essor considérable du clergé régulier [moines] et du clergé séculier [prêtres, évêques] et construction d’un grand nombre d’églises et de monastères</text:p>
      <text:p text:style-name="P11">Organisation du réseau paroissial</text:p>
      <text:p text:style-name="P11"/>
      <text:p text:style-name="P11">Une foi en marche : culte des reliques et pèlerinages </text:p>
      <text:p text:style-name="P11">Les pèlerins en route pour Compostelle tentent de gagner leur Salut</text:p>
      <text:p text:style-name="P11">Le culte des reliques donne lieu à la création de nombreuses œuvres d’art [Reliquaire de sainte Foy, Conques] </text:p>
      <text:p text:style-name="P11"/>
      <text:p text:style-name="P11">Reconquista et Croisades : le christianisme conquérant</text:p>
      <text:p text:style-name="P11"/>
      <text:p text:style-name="P11">Formation et progression des royaumes chrétiens d’Espagne : </text:p>
      <text:p text:style-name="P11"/>
      <text:p text:style-name="P11">La Reconquista du VIII e au XII e siècle</text:p>
      <text:p text:style-name="P11"/>
      <text:p text:style-name="P11">Jérusalem, conquise par les Croisés occidentaux en 1099 [Première Croisade]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43M35S</meta:editing-duration>
    <meta:editing-cycles>10</meta:editing-cycles>
    <meta:generator>LibreOffice/5.4.1.2$Windows_X86_64 LibreOffice_project/ea7cb86e6eeb2bf3a5af73a8f7777ac570321527</meta:generator>
    <dc:date>2017-12-30T16:23:18.322000000</dc:date>
    <meta:document-statistic meta:table-count="0" meta:image-count="0" meta:object-count="0" meta:page-count="6" meta:paragraph-count="157" meta:word-count="1722" meta:character-count="10949" meta:non-whitespace-character-count="9280"/>
    <meta:user-defined meta:name="Info 1"/>
    <meta:user-defined meta:name="Info 2"/>
    <meta:user-defined meta:name="Info 3"/>
    <meta:user-defined meta:name="Info 4"/>
  </office:meta>
</office:document-meta>
</file>